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b9c2" officeooo:paragraph-rsid="0017b9c2"/>
    </style:style>
    <style:style style:name="P2" style:family="paragraph" style:parent-style-name="Standard" style:list-style-name="L3">
      <style:text-properties officeooo:rsid="0017b9c2" officeooo:paragraph-rsid="0017b9c2"/>
    </style:style>
    <style:style style:name="P3" style:family="paragraph" style:parent-style-name="Standard">
      <style:text-properties officeooo:paragraph-rsid="0017b9c2"/>
    </style:style>
    <style:style style:name="P4" style:family="paragraph" style:parent-style-name="Standard" style:list-style-name="L3">
      <style:text-properties officeooo:paragraph-rsid="0017b9c2"/>
    </style:style>
    <style:style style:name="P5" style:family="paragraph" style:parent-style-name="Standard">
      <style:text-properties officeooo:rsid="0018e073" officeooo:paragraph-rsid="0018e073"/>
    </style:style>
    <style:style style:name="P6" style:family="paragraph" style:parent-style-name="Standard" style:list-style-name="L4">
      <style:text-properties officeooo:rsid="0018e073" officeooo:paragraph-rsid="0018e073"/>
    </style:style>
    <style:style style:name="P7" style:family="paragraph" style:parent-style-name="Standard" style:list-style-name="L4">
      <style:text-properties officeooo:rsid="0019eeb2" officeooo:paragraph-rsid="0019eeb2"/>
    </style:style>
    <style:style style:name="P8" style:family="paragraph" style:parent-style-name="Standard" style:list-style-name="L5">
      <style:text-properties officeooo:rsid="0019eeb2" officeooo:paragraph-rsid="0019eeb2"/>
    </style:style>
    <style:style style:name="P9" style:family="paragraph" style:parent-style-name="Standard" style:list-style-name="L6">
      <style:text-properties officeooo:rsid="0019eeb2" officeooo:paragraph-rsid="0019eeb2"/>
    </style:style>
    <style:style style:name="P10" style:family="paragraph" style:parent-style-name="Standard" style:list-style-name="L7">
      <style:text-properties officeooo:rsid="0019eeb2" officeooo:paragraph-rsid="0019eeb2"/>
    </style:style>
    <style:style style:name="P11" style:family="paragraph" style:parent-style-name="Standard">
      <style:text-properties officeooo:rsid="001bb52c" officeooo:paragraph-rsid="001bb52c"/>
    </style:style>
    <style:style style:name="P12" style:family="paragraph" style:parent-style-name="Standard" style:list-style-name="L8">
      <style:text-properties officeooo:rsid="001bb52c" officeooo:paragraph-rsid="001bb52c"/>
    </style:style>
    <style:style style:name="P13" style:family="paragraph" style:parent-style-name="Standard" style:list-style-name="L8">
      <style:text-properties officeooo:rsid="001c9590" officeooo:paragraph-rsid="001c9590"/>
    </style:style>
    <style:style style:name="T1" style:family="text">
      <style:text-properties officeooo:rsid="0017b9c2"/>
    </style:style>
    <style:style style:name="T2" style:family="text">
      <style:text-properties officeooo:rsid="0018e073"/>
    </style:style>
    <style:style style:name="T3" style:family="text">
      <style:text-properties officeooo:rsid="0019eeb2"/>
    </style:style>
    <style:style style:name="T4" style:family="text">
      <style:text-properties officeooo:rsid="001c95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Inteligencia de Charmi</text:p>
      <text:p text:style-name="P1"/>
      <text:p text:style-name="P1">Puntos en lo que se basa el progama:</text:p>
      <text:p text:style-name="P1"/>
      <text:p text:style-name="P1">Trabajara por etapas:</text:p>
      <text:p text:style-name="P1"/>
      <text:p text:style-name="P3"><text:span text:style-name="T1">1) En la etapa del Pre-Flop:</text:span></text:p>
      <text:list xml:id="list2568018314829966292" text:style-name="L3">
        <text:list-item>
          <text:p text:style-name="P2">Evaluara sus dos cartas de la mano la cual simulara varias partidas en las cuales sacara una probabilidad de jugar. Las guardara en un archivo donde guardara las dos cartas de su mano <text:span text:style-name="T2">las dos de un supuesto contrincante </text:span>y id llamado historial <text:span text:style-name="T2">de probabilidad(0,1)</text:span> que sera si le fue bien o mal con esa mano.</text:p>
        </text:list-item>
        <text:list-item>
          <text:p text:style-name="P4"><text:span text:style-name="T1">Evaluara si el jugador sube la apuesta mucho y tiene un mal historial de la mano decidira si se arriesga con la mano o se retira.</text:span></text:p>
        </text:list-item>
      </text:list>
      <text:p text:style-name="P3"/>
      <text:p text:style-name="P3"><text:span text:style-name="T1">2) En la Etapa del Flop:</text:span></text:p>
      <text:p text:style-name="P3"/>
      <text:list xml:id="list6768428460278969307" text:style-name="L4">
        <text:list-item>
          <text:p text:style-name="P6">En esta etapa saldran 3 cartas a la mesa y buscara si la posibilidad de las 5 caartas que tiene es buena mano y que es propensa a sacar (oportunidad de escalera,color,trio etc). Esa funcion se consigue en la clase mano propensa() la cual me retornara un numero <text:span text:style-name="T3">y una probabilidad acumulada con la cual se trabajara si sigue o se retira.</text:span></text:p>
        </text:list-item>
        <text:list-item>
          <text:p text:style-name="P7">Si el jugador sube la apuesta pagara solamente si la probabilidad es (0.5,0.75) si es mayor sube el doble de lo que suba el usuario de lo contrario se retira.</text:p>
        </text:list-item>
      </text:list>
      <text:p text:style-name="P3"/>
      <text:p text:style-name="P1">3)En la Etapa del Turn:</text:p>
      <text:list xml:id="list4137324577151474057" text:style-name="L5">
        <text:list-item>
          <text:p text:style-name="P8">Saldra una la cual me cambiara la probabilidad y la propensa mano y estudiara lo mismo del flop.</text:p>
        </text:list-item>
      </text:list>
      <text:p text:style-name="P1"/>
      <text:p text:style-name="P1">4)En la Etapa del River:</text:p>
      <text:list xml:id="list4985406038724475208" text:style-name="L6">
        <text:list-item>
          <text:p text:style-name="P9">Aqui es el momento final donde el cual ya tengo mis 7 cartas para formar la mano. Evaluo mi mano que tengo si tengo buena probabilidad de ganar y eligo si subo paso o pago.</text:p>
        </text:list-item>
      </text:list>
      <text:p text:style-name="P1"/>
      <text:p text:style-name="P5">5)Quien gana:</text:p>
      <text:list xml:id="list1322316140975169361" text:style-name="L7">
        <text:list-item>
          <text:p text:style-name="P10">El resultado de la mano guarda en el archivo la mano del usuario, la mia y el resultado el cual ayudara al momento de la probabilidad.</text:p>
        </text:list-item>
      </text:list>
      <text:p text:style-name="P1"/>
      <text:p text:style-name="P1"/>
      <text:p text:style-name="P11">Desempates:</text:p>
      <text:p text:style-name="P11"/>
      <text:p text:style-name="P11">Es una funcion que devuelve 4 parametros: desempates(n,cm,CartasJugada,CartasAltas)</text:p>
      <text:p text:style-name="P11"/>
      <text:list xml:id="list3198863892811643323" text:style-name="L8">
        <text:list-item>
          <text:p text:style-name="P12">n= me devuelve un numero del tamaño de la jugada (trio es 3,par es 2,color y escalera es 5)</text:p>
        </text:list-item>
        <text:list-item>
          <text:p text:style-name="P12">cm= son las cartas que tiene en la mano incluida en la jugada (0,1,2)</text:p>
        </text:list-item>
        <text:list-item>
          <text:p text:style-name="P12">CartasJugadas = <text:span text:style-name="T4">las cartas que forman las jugadas</text:span></text:p>
        </text:list-item>
        <text:list-item>
          <text:p text:style-name="P13">CartasAltas = la siguiente carta alta despues de la jugada.</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18:41:10.475328629</meta:creation-date>
    <dc:date>2018-06-19T17:05:10.968977318</dc:date>
    <meta:editing-duration>PT6M28S</meta:editing-duration>
    <meta:editing-cycles>2</meta:editing-cycles>
    <meta:generator>LibreOffice/5.1.4.2$Linux_x86 LibreOffice_project/10m0$Build-2</meta:generator>
    <meta:document-statistic meta:table-count="0" meta:image-count="0" meta:object-count="0" meta:page-count="1" meta:paragraph-count="21" meta:word-count="362" meta:character-count="1901" meta:non-whitespace-character-count="1566"/>
  </office:meta>
</office:document-meta>
</file>